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4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168cm"/>
    </style:style>
    <style:style style:name="co4" style:family="table-column">
      <style:table-column-properties fo:break-before="auto" style:column-width="6.692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5.7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81cm" fo:break-before="auto" style:use-optimal-row-height="false"/>
    </style:style>
    <style:style style:name="ro3" style:family="table-row">
      <style:table-row-properties style:row-height="1.083cm" fo:break-before="auto" style:use-optimal-row-height="false"/>
    </style:style>
    <style:style style:name="ro4" style:family="table-row">
      <style:table-row-properties style:row-height="1.827cm" fo:break-before="auto" style:use-optimal-row-height="false"/>
    </style:style>
    <style:style style:name="ro5" style:family="table-row">
      <style:table-row-properties style:row-height="1.614cm" fo:break-before="auto" style:use-optimal-row-height="false"/>
    </style:style>
    <style:style style:name="ro6" style:family="table-row">
      <style:table-row-properties style:row-height="1.466cm" fo:break-before="auto" style:use-optimal-row-height="false"/>
    </style:style>
    <style:style style:name="ro7" style:family="table-row">
      <style:table-row-properties style:row-height="1.529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104cm" fo:break-before="auto" style:use-optimal-row-height="false"/>
    </style:style>
    <style:style style:name="ro10" style:family="table-row">
      <style:table-row-properties style:row-height="1.445cm" fo:break-before="auto" style:use-optimal-row-height="false"/>
    </style:style>
    <style:style style:name="ro11" style:family="table-row">
      <style:table-row-properties style:row-height="1.891cm" fo:break-before="auto" style:use-optimal-row-height="false"/>
    </style:style>
    <style:style style:name="ro12" style:family="table-row">
      <style:table-row-properties style:row-height="1.274cm" fo:break-before="auto" style:use-optimal-row-height="fals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656cm" fo:break-before="auto" style:use-optimal-row-height="false"/>
    </style:style>
    <style:style style:name="ro15" style:family="table-row">
      <style:table-row-properties style:row-height="2.166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0" table:default-cell-style-name="ce4"/>
        <table:table-column table:style-name="co8" table:number-columns-repeated="998" table:default-cell-style-name="ce4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EO</text:p>
          </table:table-cell>
          <table:table-cell office:value-type="string" calcext:value-type="string">
            <text:p>balise title incohérente</text:p>
          </table:table-cell>
          <table:table-cell office:value-type="string" calcext:value-type="string">
            <text:p>le contenu était un . </text:p>
          </table:table-cell>
          <table:table-cell office:value-type="string" calcext:value-type="string">
            <text:p>appliquer un titre </text:p>
            <text:p>permettant de comprendre</text:p>
            <text:p> Votre site</text:p>
          </table:table-cell>
          <table:table-cell table:style-name="ce5" office:value-type="string" calcext:value-type="string">
            <text:p>j’ai choisi de remplacer </text:p>
            <text:p>Par un contenu cohérent</text:p>
            <text:p/>
          </table:table-cell>
          <table:table-cell office:value-type="string" calcext:value-type="string">
            <text:p><text:a xlink:href="https://smartkeyword.io/" xlink:type="simple">https://smartkeyword.io/</text:a></text:p>
            <text:p>Seo-on-page-balise-title/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O</text:p>
          </table:table-cell>
          <table:table-cell office:value-type="string" calcext:value-type="string">
            <text:p>mise a la norme W3C</text:p>
          </table:table-cell>
          <table:table-cell office:value-type="string" calcext:value-type="string">
            <text:p>la norme W3C n’était </text:p>
            <text:p>pas respectée</text:p>
          </table:table-cell>
          <table:table-cell office:value-type="string" calcext:value-type="string">
            <text:p>prendre les bonnes </text:p>
            <text:p>Habitudes</text:p>
          </table:table-cell>
          <table:table-cell table:style-name="ce5" office:value-type="string" calcext:value-type="string">
            <text:p>suppression et correction</text:p>
            <text:p> de code inapproprié</text:p>
          </table:table-cell>
          <table:table-cell office:value-type="string" calcext:value-type="string" table:number-columns-spanned="1" table:number-rows-spanned="2">
            <text:p><text:span text:style-name="T1"><text:a xlink:href="https://openclassrooms.com/fr" xlink:type="simple">https://openclassrooms.com/fr</text:a></text:span></text:p>
            <text:p><text:span text:style-name="T1">/courses/5922626-optimisez-</text:span></text:p>
            <text:p><text:span text:style-name="T1">le-referencement-de-votre-site</text:span></text:p>
            <text:p><text:span text:style-name="T1">-seo-en-ameliorant-ses-perfor</text:span></text:p>
            <text:p><text:span text:style-name="T1">mances-techniques/6055231-</text:span></text:p>
            <text:p><text:span text:style-name="T1">allegez-les-pages-de-votre-site</text:span></text:p>
            <text:p><text:span text:style-name="T1"/></text:p>
            <text:p><text:span text:style-name="T1"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Image trop grosses</text:p>
          </table:table-cell>
          <table:table-cell office:value-type="string" calcext:value-type="string">
            <text:p>taille des images trop lourdes</text:p>
          </table:table-cell>
          <table:table-cell office:value-type="string" calcext:value-type="string">
            <text:p>conversion et redimensionnement</text:p>
            <text:p> des images</text:p>
          </table:table-cell>
          <table:table-cell table:style-name="ce5" office:value-type="string" calcext:value-type="string">
            <text:p>adopter des formats léger</text:p>
            <text:p>En fonction de la taille</text:p>
            <text:p> D’affichage voulu </text:p>
          </table:table-cell>
          <table:covered-table-cell/>
          <table:table-cell table:number-columns-repeated="1018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minification du js et css</text:p>
          </table:table-cell>
          <table:table-cell office:value-type="string" calcext:value-type="string">
            <text:p>le js et css n’était pas minifiés</text:p>
          </table:table-cell>
          <table:table-cell office:value-type="string" calcext:value-type="string">
            <text:p>penser a minifier les fichiers au </text:p>
            <text:p>Moment de la publication du projet</text:p>
          </table:table-cell>
          <table:table-cell table:style-name="ce5" office:value-type="string" calcext:value-type="string">
            <text:p>minifier les fichiers</text:p>
          </table:table-cell>
          <table:table-cell office:value-type="string" calcext:value-type="string">
            <text:p><text:a xlink:href="https://openclassrooms.com/fr" xlink:type="simple">https://openclassrooms.com/fr</text:a></text:p>
            <text:p>/courses/5922626-optimisez-l</text:p>
            <text:p>E-referencement-de-votre-site</text:p>
            <text:p>-seo-en-ameliorant-ses-perfor</text:p>
            <text:p>Mances-techniques/6055231</text:p>
            <text:p>-allegez-les-pages-de-votre-sit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suppression de mot </text:p>
            <text:p>clé caché  sur le site</text:p>
          </table:table-cell>
          <table:table-cell office:value-type="string" calcext:value-type="string">
            <text:p>considéré comme </text:p>
            <text:p>Trompeur par google</text:p>
          </table:table-cell>
          <table:table-cell office:value-type="string" calcext:value-type="string">
            <text:p>éliminer cette pratique</text:p>
          </table:table-cell>
          <table:table-cell table:style-name="ce5" office:value-type="string" calcext:value-type="string">
            <text:p>supprimer ce type de </text:p>
            <text:p>Pratique</text:p>
          </table:table-cell>
          <table:table-cell office:value-type="string" calcext:value-type="string">
            <text:p><text:a xlink:href="https://developers.google.com/" xlink:type="simple">https://developers.google.com</text:a></text:p>
            <text:p>/search/docs/advanced/guidel</text:p>
            <text:p>Ines/hidden-text-links?hl=fr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suppression de balises style </text:p>
            <text:p>pressente dans le html</text:p>
          </table:table-cell>
          <table:table-cell office:value-type="string" calcext:value-type="string">
            <text:p>empêche le bon </text:p>
            <text:p>maintient du code sur</text:p>
            <text:p> Le long terme</text:p>
          </table:table-cell>
          <table:table-cell office:value-type="string" calcext:value-type="string">
            <text:p>éliminer cette pratique</text:p>
          </table:table-cell>
          <table:table-cell table:style-name="ce5" office:value-type="string" calcext:value-type="string">
            <text:p>supprimer ce type de  </text:p>
            <text:p>Pratiqu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intégration de balise </text:p>
            <text:p>sémantiques html 5</text:p>
          </table:table-cell>
          <table:table-cell office:value-type="string" calcext:value-type="string">
            <text:p>l’abcence de balise </text:p>
            <text:p>Html 5</text:p>
          </table:table-cell>
          <table:table-cell office:value-type="string" calcext:value-type="string">
            <text:p>utiliser les méthodes modernes</text:p>
          </table:table-cell>
          <table:table-cell table:style-name="ce5" office:value-type="string" calcext:value-type="string">
            <text:p>veille technologique</text:p>
          </table:table-cell>
          <table:table-cell office:value-type="string" calcext:value-type="string">
            <text:p><text:a xlink:href="https://www.pixelcrea.com/" xlink:type="simple">https://www.pixelcrea.com/</text:a></text:p>
            <text:p>Blog/semantique-seo-page/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meta keyword</text:p>
          </table:table-cell>
          <table:table-cell office:value-type="string" calcext:value-type="string">
            <text:p>servait a mettre des </text:p>
            <text:p>mots clés en masse</text:p>
          </table:table-cell>
          <table:table-cell office:value-type="string" calcext:value-type="string" table:number-columns-spanned="2" table:number-rows-spanned="1">
            <text:p>n’utiliser que les metas acceptées par google</text:p>
          </table:table-cell>
          <table:covered-table-cell table:style-name="ce5"/>
          <table:table-cell table:style-name="ce12" office:value-type="string" calcext:value-type="string">
            <text:p>https://developers.google.com/search/docs/advanced/guidelines/hidden-text-links?hl=fr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SEO</text:p>
          </table:table-cell>
          <table:table-cell office:value-type="string" calcext:value-type="string">
            <text:p>excès de lien</text:p>
            <text:p> non pertinents</text:p>
          </table:table-cell>
          <table:table-cell office:value-type="string" calcext:value-type="string">
            <text:p>les liens non </text:p>
            <text:p>pertinents Gène le </text:p>
            <text:p>Référencement</text:p>
          </table:table-cell>
          <table:table-cell office:value-type="string" calcext:value-type="string">
            <text:p>bien choisir les liens présents </text:p>
            <text:p>Sur le site</text:p>
          </table:table-cell>
          <table:table-cell table:style-name="ce5" office:value-type="string" calcext:value-type="string">
            <text:p>création d’une page </text:p>
            <text:p>Partenaire</text:p>
          </table:table-cell>
          <table:table-cell office:value-type="string" calcext:value-type="string">
            <text:p><text:a xlink:href="https://www.referenseo.com/" xlink:type="simple">https://www.referenseo.com/</text:a></text:p>
            <text:p>blog/liens-externes-booster-r</text:p>
            <text:p>Eferencement/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renommage du lien</text:p>
            <text:p> Page 2</text:p>
          </table:table-cell>
          <table:table-cell office:value-type="string" calcext:value-type="string">
            <text:p>nom du lien non</text:p>
            <text:p> Pertinent</text:p>
          </table:table-cell>
          <table:table-cell office:value-type="string" calcext:value-type="string" table:number-columns-spanned="2" table:number-rows-spanned="1">
            <text:p>l’utilisateur doit toujours savoir ou il se rend</text:p>
          </table:table-cell>
          <table:covered-table-cell table:style-name="ce5"/>
          <table:table-cell table:number-columns-repeated="1019"/>
        </table:table-row>
        <table:table-row table:style-name="ro11">
          <table:table-cell office:value-type="string" calcext:value-type="string">
            <text:p>accessibilité </text:p>
          </table:table-cell>
          <table:table-cell office:value-type="string" calcext:value-type="string" table:number-columns-spanned="2" table:number-rows-spanned="1">
            <text:p>contraste ne permet pas une bonne </text:p>
            <text:p>Lisibilité</text:p>
          </table:table-cell>
          <table:covered-table-cell/>
          <table:table-cell office:value-type="string" calcext:value-type="string" table:number-columns-spanned="2" table:number-rows-spanned="1">
            <text:p>penser a choisir sa couleur d’écriture en fonction de la </text:p>
            <text:p>couleur de fond en utilisant les outils adaptés</text:p>
          </table:table-cell>
          <table:covered-table-cell table:style-name="ce5"/>
          <table:table-cell office:value-type="string" calcext:value-type="string">
            <text:p><text:a xlink:href="https://developer.mozilla.org/f" xlink:type="simple">https://developer.mozilla.org/f</text:a></text:p>
            <text:p>r/docs/Web/Accessibility/Und</text:p>
            <text:p>erstanding_WCAG/Perceivabl</text:p>
            <text:p>E/Color_contrast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accessibilité </text:p>
          </table:table-cell>
          <table:table-cell office:value-type="string" calcext:value-type="string">
            <text:p>image contenant du</text:p>
            <text:p> Texte</text:p>
          </table:table-cell>
          <table:table-cell office:value-type="string" calcext:value-type="string">
            <text:p>ne permet pas aux lecteurs d’écran</text:p>
            <text:p>D’y avoir accès</text:p>
          </table:table-cell>
          <table:table-cell office:value-type="string" calcext:value-type="string" table:number-columns-spanned="2" table:number-rows-spanned="1">
            <text:p>ne jamais mettre de texte en image</text:p>
          </table:table-cell>
          <table:covered-table-cell table:style-name="ce5"/>
          <table:table-cell table:number-columns-repeated="1019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balises alt non </text:p>
            <text:p>Pertinentes</text:p>
          </table:table-cell>
          <table:table-cell office:value-type="string" calcext:value-type="string">
            <text:p>Balise permettant de comprendre</text:p>
            <text:p>l’image sans l’image</text:p>
          </table:table-cell>
          <table:table-cell office:value-type="string" calcext:value-type="string" table:number-columns-spanned="2" table:number-rows-spanned="1">
            <text:p>décrire au mieux l’image afin qu’elle soit compréhensible</text:p>
            <text:p>Même sans l’image</text:p>
          </table:table-cell>
          <table:covered-table-cell table:style-name="ce5"/>
          <table:table-cell office:value-type="string" calcext:value-type="string">
            <text:p><text:a xlink:href="https://blog.comexplorer.com/" xlink:type="simple">https://blog.comexplorer.com/</text:a></text:p>
            <text:p>Attribut-alt-images-interet#≈</text:p>
            <text:p>text=La%20balise%20%C2%</text:p>
            <text:p>AB%20alt%20%C2%BB%2</text:p>
            <text:p>0permet%20aussi,par%20le</text:p>
            <text:p>s%20logiciels%20d'accessib</text:p>
            <text:p>Ilit%C3%A9.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SEO</text:p>
          </table:table-cell>
          <table:table-cell office:value-type="string" calcext:value-type="string">
            <text:p>absence de google </text:p>
            <text:p>Analytics</text:p>
          </table:table-cell>
          <table:table-cell office:value-type="string" calcext:value-type="string">
            <text:p>permet de suivre le trafic</text:p>
            <text:p>De votre site web</text:p>
          </table:table-cell>
          <table:table-cell office:value-type="string" calcext:value-type="string" table:number-columns-spanned="2" table:number-rows-spanned="1">
            <text:p>le propriétaire du site doit intégrer l’intégrer dans la partie </text:p>
            <text:p>qui a été prévue a cet effet</text:p>
          </table:table-cell>
          <table:covered-table-cell table:style-name="ce5"/>
          <table:table-cell office:value-type="string" calcext:value-type="string">
            <text:p><text:a xlink:href="https://thomasgadroy.fr/" xlink:type="simple">https://thomasgadroy.fr/</text:a></text:p>
            <text:p>Google-analytics-seo/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accessibilité</text:p>
          </table:table-cell>
          <table:table-cell office:value-type="string" calcext:value-type="string">
            <text:p>soulignement des</text:p>
            <text:p> Liens</text:p>
          </table:table-cell>
          <table:table-cell office:value-type="string" calcext:value-type="string">
            <text:p>permettre une meilleure visibilité</text:p>
          </table:table-cell>
          <table:table-cell office:value-type="string" calcext:value-type="string" table:number-columns-spanned="2" table:number-rows-spanned="1">
            <text:p>penser a mettre en place une meilleure visibilité des liens</text:p>
          </table:table-cell>
          <table:covered-table-cell/>
          <table:table-cell office:value-type="string" calcext:value-type="string">
            <text:p><text:a xlink:href="https://developer.mozilla.org/" xlink:type="simple">https://developer.mozilla.org/</text:a></text:p>
            <text:p>fr/docs/Web/Accessibility/</text:p>
            <text:p>Mobile_accessibility_checklist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accessibilité</text:p>
          </table:table-cell>
          <table:table-cell office:value-type="string" calcext:value-type="string">
            <text:p>Aria-label et tabindex</text:p>
          </table:table-cell>
          <table:table-cell office:value-type="string" calcext:value-type="string">
            <text:p>permettre une navigation autres </text:p>
            <text:p>Que la souris</text:p>
          </table:table-cell>
          <table:table-cell office:value-type="string" calcext:value-type="string" table:number-columns-spanned="2" table:number-rows-spanned="1">
            <text:p>penser a tout les utilisateurs susceptibles d’utiliser le </text:p>
            <text:p>Site web</text:p>
          </table:table-cell>
          <table:covered-table-cell/>
          <table:table-cell office:value-type="string" calcext:value-type="string">
            <text:p><text:a xlink:href="https://developer.mozilla.org/" xlink:type="simple">https://developer.mozilla.org/</text:a></text:p>
            <text:p>fr/docs/Web/Accessibility/AR</text:p>
            <text:p>IA/ARIA_Techniques/Using_</text:p>
            <text:p>The_aria-label_attribute</text:p>
          </table:table-cell>
          <table:table-cell table:number-columns-repeated="1018"/>
        </table:table-row>
        <table:table-row table:style-name="ro1" table:number-rows-repeated="983">
          <table:table-cell table:number-columns-repeated="1024"/>
        </table:table-row>
        <table:table-row table:style-name="ro16" table:number-rows-repeated="1047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8:28:44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3-28T02:14:07.714000000</dc:date>
    <meta:generator>LibreOffice/7.1.4.2$Windows_X86_64 LibreOffice_project/a529a4fab45b75fefc5b6226684193eb000654f6</meta:generator>
    <meta:editing-duration>P7DT7H50M20S</meta:editing-duration>
    <meta:editing-cycles>4</meta:editing-cycles>
    <meta:document-statistic meta:table-count="1" meta:cell-count="89" meta:object-count="0"/>
    <meta:user-defined meta:name="AppVersion">15.0300</meta:user-defined>
  </office:meta>
</office:document-meta>
</file>